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56019" officeooo:paragraph-rsid="000de25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c01d2" officeooo:paragraph-rsid="001c01d2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101cd" officeooo:paragraph-rsid="002101cd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4a3c3c" officeooo:paragraph-rsid="004a3c3c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33b764" officeooo:paragraph-rsid="00357aa9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056019" officeooo:paragraph-rsid="000de259" style:font-style-asian="italic" style:font-weight-asian="normal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0f294d" officeooo:paragraph-rsid="000f294d" style:font-style-asian="italic" style:font-weight-asian="normal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3b25d" officeooo:paragraph-rsid="0013b25d" style:font-style-asian="italic" style:font-weight-asian="normal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49b0f" officeooo:paragraph-rsid="00249b0f" style:font-style-asian="italic" style:font-weight-asian="normal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 fo:break-before="page"/>
      <style:text-properties fo:font-size="12pt" fo:font-style="italic" style:text-underline-style="solid" style:text-underline-width="auto" style:text-underline-color="font-color" fo:font-weight="normal" officeooo:rsid="001c01d2" officeooo:paragraph-rsid="001c01d2" style:font-style-asian="italic" style:font-weight-asian="normal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c01d2" officeooo:paragraph-rsid="001c01d2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101cd" officeooo:paragraph-rsid="002101cd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b0491" officeooo:paragraph-rsid="002b0491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13b25d" officeooo:paragraph-rsid="0013b25d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14147d" officeooo:paragraph-rsid="0014147d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226199" officeooo:paragraph-rsid="00226199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paragraph-properties fo:text-align="start" style:justify-single-word="false" fo:break-before="page"/>
      <style:text-properties fo:font-size="12pt" fo:font-style="italic" style:text-underline-style="none" fo:font-weight="normal" officeooo:rsid="002101cd" officeooo:paragraph-rsid="002101cd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de259" officeooo:paragraph-rsid="000de259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f294d" officeooo:paragraph-rsid="000f294d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49b0f" officeooo:paragraph-rsid="00249b0f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bold" officeooo:rsid="0013b25d" officeooo:paragraph-rsid="0013b25d" style:font-style-asian="normal" style:font-weight-asian="bold" style:font-style-complex="normal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13b25d" officeooo:paragraph-rsid="0013b25d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14147d" officeooo:paragraph-rsid="0014147d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8de5d" officeooo:paragraph-rsid="0028de5d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ae65c" officeooo:paragraph-rsid="002ae65c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3b25d" officeooo:paragraph-rsid="0013b25d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4147d" officeooo:paragraph-rsid="0014147d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26199" officeooo:paragraph-rsid="00226199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8de5d" officeooo:paragraph-rsid="0028de5d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8de5d" officeooo:paragraph-rsid="002998e8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c44dc" officeooo:paragraph-rsid="002c44dc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0ec10" officeooo:paragraph-rsid="0010ec10" style:font-weight-asian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0ec10" officeooo:paragraph-rsid="0012e0a2" style:font-weight-asian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26199" officeooo:paragraph-rsid="00226199" style:font-weight-asian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49b0f" officeooo:paragraph-rsid="00249b0f" style:font-weight-asian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b0491" officeooo:paragraph-rsid="002b0491" style:font-weight-asian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101cd" officeooo:paragraph-rsid="002101cd" style:font-weight-asian="normal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48cb87" officeooo:paragraph-rsid="0048cb87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698a1e" officeooo:paragraph-rsid="00698a1e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698a1e" officeooo:paragraph-rsid="00698a1e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357aa9" officeooo:paragraph-rsid="00357aa9" style:font-style-asian="normal" style:font-weight-asian="normal" style:font-style-complex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4a3c3c" officeooo:paragraph-rsid="004a3c3c" style:font-style-asian="normal" style:font-weight-asian="normal" style:font-style-complex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5af757" officeooo:paragraph-rsid="005af757" style:font-style-asian="normal" style:font-weight-asian="normal" style:font-style-complex="normal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5af757" officeooo:paragraph-rsid="005c6765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4af1b6" officeooo:paragraph-rsid="004af1b6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5132f0" officeooo:paragraph-rsid="00531d82" style:font-style-asian="normal" style:font-weight-asian="normal" style:font-style-complex="normal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b5f2" officeooo:paragraph-rsid="0052b5f2" style:font-style-asian="normal" style:font-weight-asian="normal" style:font-style-complex="normal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5beaa3" officeooo:paragraph-rsid="005beaa3" style:font-style-asian="normal" style:font-weight-asian="normal" style:font-style-complex="normal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5414e6" officeooo:paragraph-rsid="005414e6" style:font-style-asian="normal" style:font-weight-asian="normal" style:font-style-complex="normal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558fd5" officeooo:paragraph-rsid="00558fd5" style:font-style-asian="normal" style:font-weight-asian="normal" style:font-style-complex="normal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59046a" officeooo:paragraph-rsid="005af757" style:font-style-asian="normal" style:font-weight-asian="normal" style:font-style-complex="normal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5c6765" officeooo:paragraph-rsid="005c6765" style:font-style-asian="normal" style:font-weight-asian="normal" style:font-style-complex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5c905c" officeooo:paragraph-rsid="005c905c" style:font-style-asian="normal" style:font-weight-asian="normal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632dcf" officeooo:paragraph-rsid="00632dcf" style:font-style-asian="normal" style:font-weight-asian="normal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669de1" officeooo:paragraph-rsid="00669de1" style:font-style-asian="normal" style:font-weight-asian="normal" style:font-style-complex="normal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69fba5" officeooo:paragraph-rsid="0069fba5" style:font-style-asian="normal" style:font-weight-asian="normal" style:font-style-complex="normal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6bb458" officeooo:paragraph-rsid="006bb458" style:font-style-asian="normal" style:font-weight-asian="normal" style:font-style-complex="normal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31de72" officeooo:paragraph-rsid="0031de72" style:font-style-asian="italic" style:font-weight-asian="normal" style:font-style-complex="italic" style:font-weight-complex="normal"/>
    </style:style>
    <style:style style:name="P59" style:family="paragraph" style:parent-style-name="Standard" style:list-style-name="L1">
      <style:paragraph-properties fo:text-align="start" style:justify-single-word="false" fo:break-before="page"/>
      <style:text-properties style:font-name="Liberation Serif" fo:font-size="12pt" fo:font-style="italic" style:text-underline-style="solid" style:text-underline-width="auto" style:text-underline-color="font-color" fo:font-weight="normal" officeooo:rsid="00357aa9" officeooo:paragraph-rsid="00357aa9" style:font-style-asian="italic" style:font-weight-asian="normal" style:font-style-complex="italic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2101cd" officeooo:paragraph-rsid="00357aa9" style:font-style-asian="italic" style:font-weight-asian="normal" style:font-style-complex="italic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373ca4" officeooo:paragraph-rsid="004266ae" style:font-style-asian="italic" style:font-weight-asian="normal" style:font-style-complex="italic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373ca4" officeooo:paragraph-rsid="0045cb7c" style:font-style-asian="italic" style:font-weight-asian="normal" style:font-style-complex="italic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373ca4" officeooo:paragraph-rsid="00373ca4" style:font-style-asian="italic" style:font-weight-asian="normal" style:font-style-complex="italic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40d537" officeooo:paragraph-rsid="0040d537" style:font-style-asian="italic" style:font-weight-asian="normal" style:font-style-complex="italic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4266ae" officeooo:paragraph-rsid="004266ae" style:font-style-asian="italic" style:font-weight-asian="normal" style:font-style-complex="italic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43db68" officeooo:paragraph-rsid="00455beb" style:font-style-asian="italic" style:font-weight-asian="normal" style:font-style-complex="italic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45cb7c" officeooo:paragraph-rsid="0045cb7c" style:font-style-asian="italic" style:font-weight-asian="normal" style:font-style-complex="italic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45cb7c" officeooo:paragraph-rsid="004cada8" style:font-style-asian="italic" style:font-weight-asian="normal" style:font-style-complex="italic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474608" officeooo:paragraph-rsid="00474608" style:font-style-asian="italic" style:font-weight-asian="normal" style:font-style-complex="italic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4af1b6" officeooo:paragraph-rsid="004af1b6" style:font-style-asian="italic" style:font-weight-asian="normal" style:font-style-complex="italic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4cb44b" officeooo:paragraph-rsid="004cb44b" style:font-style-asian="italic" style:font-weight-asian="normal" style:font-style-complex="italic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4cb44b" officeooo:paragraph-rsid="004de052" style:font-style-asian="italic" style:font-weight-asian="normal" style:font-style-complex="italic" style:font-weight-complex="normal"/>
    </style:style>
    <style:style style:name="P73" style:family="paragraph" style:parent-style-name="Standard" style:list-style-name="L1">
      <style:paragraph-properties fo:text-align="start" style:justify-single-word="false" fo:break-before="page"/>
      <style:text-properties style:font-name="Liberation Serif" fo:font-size="12pt" fo:font-style="italic" style:text-underline-style="solid" style:text-underline-width="auto" style:text-underline-color="font-color" fo:font-weight="normal" officeooo:rsid="004a3c3c" officeooo:paragraph-rsid="004a3c3c" style:font-style-asian="italic" style:font-weight-asian="normal" style:font-style-complex="italic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none" fo:font-weight="normal" officeooo:rsid="0056216f" officeooo:paragraph-rsid="0056216f" style:font-style-asian="italic" style:font-weight-asian="normal" style:font-style-complex="italic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style:font-name="LM Mono 10" fo:font-size="12pt" fo:font-style="normal" style:text-underline-style="none" fo:font-weight="normal" officeooo:rsid="0048cb87" officeooo:paragraph-rsid="0048cb87" style:font-style-asian="normal" style:font-weight-asian="normal" style:font-style-complex="normal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style:font-name="LM Mono 10" fo:font-size="12pt" fo:font-style="normal" style:text-underline-style="none" fo:font-weight="normal" officeooo:rsid="002b0491" officeooo:paragraph-rsid="002cf307" style:font-style-asian="normal" style:font-weight-asian="normal" style:font-style-complex="normal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style:font-name="LM Mono 10" fo:font-size="12pt" fo:font-style="normal" style:text-underline-style="none" fo:font-weight="normal" officeooo:rsid="002b0491" officeooo:paragraph-rsid="0030d068" style:font-style-asian="normal" style:font-weight-asian="normal" style:font-style-complex="normal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style:font-name="LM Mono 10" fo:font-size="12pt" fo:font-style="normal" style:text-underline-style="none" fo:font-weight="normal" officeooo:rsid="00373ca4" officeooo:paragraph-rsid="00373ca4" style:font-style-asian="normal" style:font-weight-asian="normal" style:font-style-complex="normal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style:font-name="LM Mono 10" fo:font-size="12pt" fo:font-style="normal" style:text-underline-style="none" fo:font-weight="normal" officeooo:rsid="005c6765" officeooo:paragraph-rsid="005c6765" style:font-style-asian="normal" style:font-weight-asian="normal" style:font-style-complex="normal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style:font-name="LM Mono 10" fo:font-size="12pt" fo:font-style="normal" style:text-underline-style="solid" style:text-underline-width="auto" style:text-underline-color="font-color" fo:font-weight="normal" officeooo:rsid="00698a1e" officeooo:paragraph-rsid="00698a1e" style:font-style-asian="normal" style:font-weight-asian="normal" style:font-style-complex="normal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style:font-name="LM Mono 10" fo:font-size="12pt" fo:font-style="italic" style:text-underline-style="solid" style:text-underline-width="auto" style:text-underline-color="font-color" fo:font-weight="normal" officeooo:rsid="002101cd" officeooo:paragraph-rsid="002c9492" style:font-style-asian="italic" style:font-weight-asian="normal" style:font-style-complex="italic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style:font-name="LM Mono 10" fo:font-size="12pt" fo:font-style="italic" style:text-underline-style="solid" style:text-underline-width="auto" style:text-underline-color="font-color" fo:font-weight="normal" officeooo:rsid="002101cd" officeooo:paragraph-rsid="002e9c12" style:font-style-asian="italic" style:font-weight-asian="normal" style:font-style-complex="italic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style:font-name="LM Mono 10" fo:font-size="12pt" fo:font-style="italic" style:text-underline-style="solid" style:text-underline-width="auto" style:text-underline-color="font-color" fo:font-weight="normal" officeooo:rsid="002101cd" officeooo:paragraph-rsid="0030d068" style:font-style-asian="italic" style:font-weight-asian="normal" style:font-style-complex="italic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style:font-name="LM Mono 10" fo:font-size="12pt" fo:font-style="italic" style:text-underline-style="solid" style:text-underline-width="auto" style:text-underline-color="font-color" fo:font-weight="normal" officeooo:rsid="002101cd" officeooo:paragraph-rsid="00355b9a" style:font-style-asian="italic" style:font-weight-asian="normal" style:font-style-complex="italic" style:font-weight-complex="normal"/>
    </style:style>
    <style:style style:name="P85" style:family="paragraph" style:parent-style-name="Text_20_body" style:list-style-name="L1">
      <style:paragraph-properties fo:margin-top="0in" fo:margin-bottom="0in" style:contextual-spacing="false"/>
      <style:text-properties officeooo:paragraph-rsid="000de259"/>
    </style:style>
    <style:style style:name="T1" style:family="text">
      <style:text-properties officeooo:rsid="000de25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14147d" style:font-style-asian="italic" style:font-style-complex="italic"/>
    </style:style>
    <style:style style:name="T5" style:family="text">
      <style:text-properties fo:font-style="italic" style:text-underline-style="none" officeooo:rsid="0012e0a2" style:font-style-asian="italic" style:font-style-complex="italic"/>
    </style:style>
    <style:style style:name="T6" style:family="text">
      <style:text-properties fo:font-style="italic" style:text-underline-style="none" officeooo:rsid="002998e8" style:font-style-asian="italic" style:font-style-complex="italic"/>
    </style:style>
    <style:style style:name="T7" style:family="text">
      <style:text-properties fo:font-style="italic" style:text-underline-style="none" officeooo:rsid="0069ca74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de259" style:font-style-asian="normal" style:font-style-complex="normal"/>
    </style:style>
    <style:style style:name="T10" style:family="text">
      <style:text-properties fo:font-style="normal" officeooo:rsid="000f294d" style:font-style-asian="normal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2101cd" style:font-style-asian="normal" style:font-style-complex="normal"/>
    </style:style>
    <style:style style:name="T13" style:family="text">
      <style:text-properties fo:font-style="normal" style:text-underline-style="none" officeooo:rsid="0025315e" style:font-style-asian="normal" style:font-style-complex="normal"/>
    </style:style>
    <style:style style:name="T14" style:family="text">
      <style:text-properties fo:font-style="normal" style:text-underline-style="none" officeooo:rsid="0026a427" style:font-style-asian="normal" style:font-style-complex="normal"/>
    </style:style>
    <style:style style:name="T15" style:family="text">
      <style:text-properties fo:font-style="normal" style:text-underline-style="none" officeooo:rsid="00287045" style:font-style-asian="normal" style:font-style-complex="normal"/>
    </style:style>
    <style:style style:name="T16" style:family="text">
      <style:text-properties fo:font-style="normal" style:text-underline-style="none" officeooo:rsid="002b0491" style:font-style-asian="normal" style:font-style-complex="normal"/>
    </style:style>
    <style:style style:name="T17" style:family="text">
      <style:text-properties fo:font-style="normal" style:text-underline-style="none" officeooo:rsid="002c44dc" style:font-style-asian="normal" style:font-style-complex="normal"/>
    </style:style>
    <style:style style:name="T18" style:family="text">
      <style:text-properties fo:font-style="normal" style:text-underline-style="none" officeooo:rsid="002998e8" style:font-style-asian="normal" style:font-style-complex="normal"/>
    </style:style>
    <style:style style:name="T19" style:family="text">
      <style:text-properties fo:font-style="normal" style:text-underline-style="none" officeooo:rsid="002c9492" style:font-style-asian="normal" style:font-style-complex="normal"/>
    </style:style>
    <style:style style:name="T20" style:family="text">
      <style:text-properties fo:font-style="normal" style:text-underline-style="none" officeooo:rsid="002cf307" style:font-style-asian="normal" style:font-style-complex="normal"/>
    </style:style>
    <style:style style:name="T21" style:family="text">
      <style:text-properties fo:font-style="normal" style:text-underline-style="none" officeooo:rsid="002e5514" style:font-style-asian="normal" style:font-style-complex="normal"/>
    </style:style>
    <style:style style:name="T22" style:family="text">
      <style:text-properties fo:font-style="normal" style:text-underline-style="none" officeooo:rsid="0030d068" style:font-style-asian="normal" style:font-style-complex="normal"/>
    </style:style>
    <style:style style:name="T23" style:family="text">
      <style:text-properties fo:font-style="normal" style:text-underline-style="none" officeooo:rsid="0030f9bb" style:font-style-asian="normal" style:font-style-complex="normal"/>
    </style:style>
    <style:style style:name="T24" style:family="text">
      <style:text-properties fo:font-style="normal" style:text-underline-style="none" officeooo:rsid="0031de72" style:font-style-asian="normal" style:font-style-complex="normal"/>
    </style:style>
    <style:style style:name="T25" style:family="text">
      <style:text-properties fo:font-style="normal" style:text-underline-style="none" officeooo:rsid="0033b764" style:font-style-asian="normal" style:font-style-complex="normal"/>
    </style:style>
    <style:style style:name="T26" style:family="text">
      <style:text-properties fo:font-style="normal" style:text-underline-style="none" officeooo:rsid="00355b9a" style:font-style-asian="normal" style:font-style-complex="normal"/>
    </style:style>
    <style:style style:name="T27" style:family="text">
      <style:text-properties fo:font-style="normal" style:text-underline-style="none" officeooo:rsid="00357aa9" style:font-style-asian="normal" style:font-style-complex="normal"/>
    </style:style>
    <style:style style:name="T28" style:family="text">
      <style:text-properties fo:font-style="normal" style:text-underline-style="none" officeooo:rsid="003a94b0" style:font-style-asian="normal" style:font-style-complex="normal"/>
    </style:style>
    <style:style style:name="T29" style:family="text">
      <style:text-properties fo:font-style="normal" style:text-underline-style="none" officeooo:rsid="004266ae" style:font-style-asian="normal" style:font-style-complex="normal"/>
    </style:style>
    <style:style style:name="T30" style:family="text">
      <style:text-properties fo:font-style="normal" style:text-underline-style="none" officeooo:rsid="0043db68" style:font-style-asian="normal" style:font-style-complex="normal"/>
    </style:style>
    <style:style style:name="T31" style:family="text">
      <style:text-properties fo:font-style="normal" style:text-underline-style="none" officeooo:rsid="00455beb" style:font-style-asian="normal" style:font-style-complex="normal"/>
    </style:style>
    <style:style style:name="T32" style:family="text">
      <style:text-properties fo:font-style="normal" style:text-underline-style="none" officeooo:rsid="0045cb7c" style:font-style-asian="normal" style:font-style-complex="normal"/>
    </style:style>
    <style:style style:name="T33" style:family="text">
      <style:text-properties fo:font-style="normal" style:text-underline-style="none" officeooo:rsid="004cada8" style:font-style-asian="normal" style:font-style-complex="normal"/>
    </style:style>
    <style:style style:name="T34" style:family="text">
      <style:text-properties fo:font-style="normal" style:text-underline-style="none" officeooo:rsid="00715da0" style:font-style-asian="normal" style:font-style-complex="normal"/>
    </style:style>
    <style:style style:name="T35" style:family="text">
      <style:text-properties officeooo:rsid="000f294d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12e0a2"/>
    </style:style>
    <style:style style:name="T38" style:family="text">
      <style:text-properties style:text-underline-style="none" officeooo:rsid="0013b25d"/>
    </style:style>
    <style:style style:name="T39" style:family="text">
      <style:text-properties style:text-underline-style="none" officeooo:rsid="0014147d"/>
    </style:style>
    <style:style style:name="T40" style:family="text">
      <style:text-properties style:text-underline-style="none" officeooo:rsid="002101cd"/>
    </style:style>
    <style:style style:name="T41" style:family="text">
      <style:text-properties style:text-underline-style="none" officeooo:rsid="0026a427"/>
    </style:style>
    <style:style style:name="T42" style:family="text">
      <style:text-properties style:text-underline-style="none" officeooo:rsid="0028de5d"/>
    </style:style>
    <style:style style:name="T43" style:family="text">
      <style:text-properties style:text-underline-style="none" officeooo:rsid="002998e8"/>
    </style:style>
    <style:style style:name="T44" style:family="text">
      <style:text-properties style:text-underline-style="none" officeooo:rsid="002c44dc"/>
    </style:style>
    <style:style style:name="T45" style:family="text">
      <style:text-properties style:text-underline-style="none" officeooo:rsid="0033b764"/>
    </style:style>
    <style:style style:name="T46" style:family="text">
      <style:text-properties style:text-underline-style="none" officeooo:rsid="003b6747"/>
    </style:style>
    <style:style style:name="T47" style:family="text">
      <style:text-properties style:text-underline-style="none" officeooo:rsid="0069ca74"/>
    </style:style>
    <style:style style:name="T48" style:family="text">
      <style:text-properties style:text-underline-style="none" officeooo:rsid="0072b41f"/>
    </style:style>
    <style:style style:name="T49" style:family="text">
      <style:text-properties style:font-name="LM Mono 10"/>
    </style:style>
    <style:style style:name="T50" style:family="text">
      <style:text-properties style:font-name="LM Mono 10" style:text-underline-style="none"/>
    </style:style>
    <style:style style:name="T51" style:family="text">
      <style:text-properties style:font-name="LM Mono 10" style:text-underline-style="none" officeooo:rsid="0012e0a2"/>
    </style:style>
    <style:style style:name="T52" style:family="text">
      <style:text-properties style:font-name="LM Mono 10" style:text-underline-style="none" officeooo:rsid="0014147d"/>
    </style:style>
    <style:style style:name="T53" style:family="text">
      <style:text-properties style:font-name="LM Mono 10" style:text-underline-style="none" officeooo:rsid="0028de5d"/>
    </style:style>
    <style:style style:name="T54" style:family="text">
      <style:text-properties style:font-name="LM Mono 10" style:text-underline-style="none" officeooo:rsid="002998e8"/>
    </style:style>
    <style:style style:name="T55" style:family="text">
      <style:text-properties style:font-name="LM Mono 10" officeooo:rsid="0082fbdf"/>
    </style:style>
    <style:style style:name="T56" style:family="text">
      <style:text-properties style:font-name="LM Mono 10" fo:font-style="normal" style:text-underline-style="none" style:font-style-asian="normal" style:font-style-complex="normal"/>
    </style:style>
    <style:style style:name="T57" style:family="text">
      <style:text-properties style:font-name="LM Mono 10" fo:font-style="normal" style:text-underline-style="none" officeooo:rsid="00357aa9" style:font-style-asian="normal" style:font-style-complex="normal"/>
    </style:style>
    <style:style style:name="T58" style:family="text">
      <style:text-properties style:font-name="LM Mono 10" fo:font-style="normal" style:text-underline-style="none" officeooo:rsid="0038d9cb" style:font-style-asian="normal" style:font-style-complex="normal"/>
    </style:style>
    <style:style style:name="T59" style:family="text">
      <style:text-properties style:font-name="LM Mono 10" fo:font-style="normal" style:text-underline-style="none" officeooo:rsid="003e5927" style:font-style-asian="normal" style:font-style-complex="normal"/>
    </style:style>
    <style:style style:name="T60" style:family="text">
      <style:text-properties style:font-name="LM Mono 10" fo:font-style="normal" style:text-underline-style="none" officeooo:rsid="003fe53e" style:font-style-asian="normal" style:font-style-complex="normal"/>
    </style:style>
    <style:style style:name="T61" style:family="text">
      <style:text-properties style:font-name="LM Mono 10" fo:font-style="normal" style:text-underline-style="none" officeooo:rsid="00406ba8" style:font-style-asian="normal" style:font-style-complex="normal"/>
    </style:style>
    <style:style style:name="T62" style:family="text">
      <style:text-properties style:font-name="LM Mono 10" fo:font-style="normal" style:text-underline-style="none" officeooo:rsid="004266ae" style:font-style-asian="normal" style:font-style-complex="normal"/>
    </style:style>
    <style:style style:name="T63" style:family="text">
      <style:text-properties style:font-name="LM Mono 10" fo:font-style="normal" style:text-underline-style="none" officeooo:rsid="00373ca4" style:font-style-asian="normal" style:font-style-complex="normal"/>
    </style:style>
    <style:style style:name="T64" style:family="text">
      <style:text-properties style:font-name="LM Mono 10" fo:font-style="normal" style:text-underline-style="none" officeooo:rsid="0043db68" style:font-style-asian="normal" style:font-style-complex="normal"/>
    </style:style>
    <style:style style:name="T65" style:family="text">
      <style:text-properties style:font-name="LM Mono 10" fo:font-style="normal" style:text-underline-style="none" officeooo:rsid="00455beb" style:font-style-asian="normal" style:font-style-complex="normal"/>
    </style:style>
    <style:style style:name="T66" style:family="text">
      <style:text-properties style:font-name="LM Mono 10" fo:font-style="normal" style:text-underline-style="none" officeooo:rsid="0045cb7c" style:font-style-asian="normal" style:font-style-complex="normal"/>
    </style:style>
    <style:style style:name="T67" style:family="text">
      <style:text-properties style:font-name="LM Mono 10" fo:font-style="normal" style:text-underline-style="none" officeooo:rsid="00474608" style:font-style-asian="normal" style:font-style-complex="normal"/>
    </style:style>
    <style:style style:name="T68" style:family="text">
      <style:text-properties style:font-name="LM Mono 10" fo:font-style="normal" style:text-underline-style="none" officeooo:rsid="004af1b6" style:font-style-asian="normal" style:font-style-complex="normal"/>
    </style:style>
    <style:style style:name="T69" style:family="text">
      <style:text-properties style:font-name="LM Mono 10" fo:font-style="normal" style:text-underline-style="none" officeooo:rsid="004cada8" style:font-style-asian="normal" style:font-style-complex="normal"/>
    </style:style>
    <style:style style:name="T70" style:family="text">
      <style:text-properties style:font-name="LM Mono 10" fo:font-style="normal" style:text-underline-style="none" officeooo:rsid="004cfe99" style:font-style-asian="normal" style:font-style-complex="normal"/>
    </style:style>
    <style:style style:name="T71" style:family="text">
      <style:text-properties style:font-name="LM Mono 10" fo:font-style="normal" style:text-underline-style="none" officeooo:rsid="004de052" style:font-style-asian="normal" style:font-style-complex="normal"/>
    </style:style>
    <style:style style:name="T72" style:family="text">
      <style:text-properties style:font-name="LM Mono 10" officeooo:rsid="005beaa3"/>
    </style:style>
    <style:style style:name="T73" style:family="text">
      <style:text-properties style:font-name="LM Mono 10" officeooo:rsid="00632dcf"/>
    </style:style>
    <style:style style:name="T74" style:family="text">
      <style:text-properties style:font-name="LM Mono 10" officeooo:rsid="005c905c"/>
    </style:style>
    <style:style style:name="T75" style:family="text">
      <style:text-properties style:font-name="LM Mono 10" officeooo:rsid="0069fba5"/>
    </style:style>
    <style:style style:name="T76" style:family="text">
      <style:text-properties style:font-name="LM Mono 10" officeooo:rsid="006bb458"/>
    </style:style>
    <style:style style:name="T77" style:family="text">
      <style:text-properties officeooo:rsid="001d3ed5"/>
    </style:style>
    <style:style style:name="T78" style:family="text">
      <style:text-properties officeooo:rsid="001e63a9"/>
    </style:style>
    <style:style style:name="T79" style:family="text">
      <style:text-properties officeooo:rsid="001f861a"/>
    </style:style>
    <style:style style:name="T80" style:family="text">
      <style:text-properties officeooo:rsid="004af1b6"/>
    </style:style>
    <style:style style:name="T81" style:family="text">
      <style:text-properties officeooo:rsid="00506b93"/>
    </style:style>
    <style:style style:name="T82" style:family="text">
      <style:text-properties officeooo:rsid="0052b5f2"/>
    </style:style>
    <style:style style:name="T83" style:family="text">
      <style:text-properties officeooo:rsid="00531d82"/>
    </style:style>
    <style:style style:name="T84" style:family="text">
      <style:text-properties officeooo:rsid="005414e6"/>
    </style:style>
    <style:style style:name="T85" style:family="text">
      <style:text-properties officeooo:rsid="0056216f"/>
    </style:style>
    <style:style style:name="T86" style:family="text">
      <style:text-properties officeooo:rsid="0059046a"/>
    </style:style>
    <style:style style:name="T87" style:family="text">
      <style:text-properties officeooo:rsid="00597e4d"/>
    </style:style>
    <style:style style:name="T88" style:family="text">
      <style:text-properties officeooo:rsid="005af757"/>
    </style:style>
    <style:style style:name="T89" style:family="text">
      <style:text-properties officeooo:rsid="005beaa3"/>
    </style:style>
    <style:style style:name="T90" style:family="text">
      <style:text-properties officeooo:rsid="005c6765"/>
    </style:style>
    <style:style style:name="T91" style:family="text">
      <style:text-properties officeooo:rsid="005c905c"/>
    </style:style>
    <style:style style:name="T92" style:family="text">
      <style:text-properties officeooo:rsid="00632dcf"/>
    </style:style>
    <style:style style:name="T93" style:family="text">
      <style:text-properties officeooo:rsid="00649f47"/>
    </style:style>
    <style:style style:name="T94" style:family="text">
      <style:text-properties officeooo:rsid="0064a967"/>
    </style:style>
    <style:style style:name="T95" style:family="text">
      <style:text-properties officeooo:rsid="0067aaf6"/>
    </style:style>
    <style:style style:name="T96" style:family="text">
      <style:text-properties officeooo:rsid="006bb45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t <text:span text:style-name="T1">1</text:span>; <text:span text:style-name="T1">Procedural </text:span>Python</text:p>
      <text:p text:style-name="P1"/>
      <text:list xml:id="list3186844335" text:style-name="L1">
        <text:list-item>
          <text:p text:style-name="P6">What <text:span text:style-name="T1">is Procedural Programming</text:span>?</text:p>
          <text:list>
            <text:list-item>
              <text:p text:style-name="P18">Writing the program to <text:span text:style-name="T35">act</text:span> as a list of instructions <text:span text:style-name="T35">(procedures)</text:span>, to be run in some order</text:p>
            </text:list-item>
            <text:list-item>
              <text:p text:style-name="P19">One of the <text:span text:style-name="T2">imperative</text:span><text:span text:style-name="T8"> programming paradigms, where the code changes state throughout its runtime</text:span></text:p>
            </text:list-item>
            <text:list-item>
              <text:p text:style-name="P85">The <text:span text:style-name="T2">vast</text:span><text:span text:style-name="T8"> majority of </text:span><text:span text:style-name="T10">common </text:span><text:span text:style-name="T8">programming languages can act in a procedural </text:span><text:span text:style-name="T9">manner</text:span><text:span text:style-name="T8">, though there are exception</text:span><text:span text:style-name="T9">s</text:span></text:p>
            </text:list-item>
          </text:list>
        </text:list-item>
        <text:list-item>
          <text:p text:style-name="P7"><text:span text:style-name="T78">Terminology</text:span> in Procedural <text:span text:style-name="T79">Programming</text:span></text:p>
          <text:list>
            <text:list-item>
              <text:p text:style-name="P21">Note: these are just terms which we will use throughout this unit. They do not need to be memorized, though it will help <text:span text:style-name="T77">with </text:span>programming <text:span text:style-name="T77">discussion among your </text:span>peers.</text:p>
            </text:list-item>
            <text:list-item>
              <text:p text:style-name="P14">Statement:</text:p>
              <text:list>
                <text:list-item>
                  <text:p text:style-name="P22">An instruction that requests for some action to be taken by the computer</text:p>
                </text:list-item>
                <text:list-item>
                  <text:p text:style-name="P8"><text:span text:style-name="T11">Statements can, themselves, can use and reference other statements through </text:span><text:span text:style-name="T36">calls</text:span></text:p>
                </text:list-item>
                <text:list-item>
                  <text:p text:style-name="P26"><text:span text:style-name="T36">Example: the `</text:span><text:span text:style-name="T50">print</text:span><text:span text:style-name="T36">` statement, which represents the instruction “display the following elements to console”</text:span></text:p>
                </text:list-item>
              </text:list>
            </text:list-item>
            <text:list-item>
              <text:p text:style-name="P15">Argument:</text:p>
              <text:list>
                <text:list-item>
                  <text:p text:style-name="P27"><text:span text:style-name="T36">A value that a given </text:span><text:span text:style-name="T3">statement</text:span><text:span text:style-name="T36"> should utilize during it’s action</text:span></text:p>
                </text:list-item>
                <text:list-item>
                  <text:p text:style-name="P23">Arguments can also be simple, or contain other arguments within them</text:p>
                </text:list-item>
              </text:list>
            </text:list-item>
            <text:list-item>
              <text:p text:style-name="P32"><text:span text:style-name="T3">Call</text:span><text:span text:style-name="T36">:</text:span></text:p>
              <text:list>
                <text:list-item>
                  <text:p text:style-name="P32"><text:span text:style-name="T36">A </text:span><text:span text:style-name="T37">request </text:span><text:span text:style-name="T36">to </text:span><text:span text:style-name="T38">run a given statement </text:span><text:span text:style-name="T39">with a set of given arguments</text:span></text:p>
                </text:list-item>
                <text:list-item>
                  <text:p text:style-name="P33"><text:span text:style-name="T37">Example (Calling the `</text:span><text:span text:style-name="T51">print</text:span><text:span text:style-name="T37">` </text:span><text:span text:style-name="T4">statement</text:span><text:span text:style-name="T39"> with the </text:span><text:span text:style-name="T4">argument</text:span><text:span text:style-name="T39"> “</text:span><text:span text:style-name="T52">Hello World!</text:span><text:span text:style-name="T39">”</text:span><text:span text:style-name="T37">):</text:span><text:span text:style-name="T51"><text:line-break/> &gt; </text:span><text:span text:style-name="T52">print(“Hello World!”)</text:span><text:span text:style-name="T37"> </text:span></text:p>
                </text:list-item>
              </text:list>
            </text:list-item>
            <text:list-item>
              <text:p text:style-name="P34"><text:span text:style-name="T5">B</text:span><text:span text:style-name="T3">lock:</text:span></text:p>
              <text:list>
                <text:list-item>
                  <text:p text:style-name="P34"><text:span text:style-name="T11">A group of statements which are always expected to run together, effectively </text:span><text:span text:style-name="T13">making them </text:span><text:span text:style-name="T11">act </text:span><text:span text:style-name="T13">together </text:span><text:span text:style-name="T11">as one (complex) statement</text:span></text:p>
                </text:list-item>
                <text:list-item>
                  <text:p text:style-name="P35"><text:span text:style-name="T11">Allow us to treat a set of statements as a single unit, </text:span><text:span text:style-name="T13">enabling</text:span><text:span text:style-name="T11"> easier programming and debugging</text:span></text:p>
                </text:list-item>
                <text:list-item>
                  <text:p text:style-name="P36"><text:span text:style-name="T11">In Python, code blocks are usually delineated using leading tabs or spaces (i.e. code with different levels of indentation being </text:span><text:span text:style-name="T17">within</text:span><text:span text:style-name="T11"> different blocks)</text:span></text:p>
                </text:list-item>
              </text:list>
            </text:list-item>
            <text:list-item>
              <text:p text:style-name="P37"><text:span text:style-name="T5">S</text:span><text:span text:style-name="T3">cope</text:span><text:span text:style-name="T36">:</text:span></text:p>
              <text:list>
                <text:list-item>
                  <text:p text:style-name="P20">The current accessibility that some statement or variable has within the program</text:p>
                </text:list-item>
                <text:list-item>
                  <text:p text:style-name="P20">Generally split into two categories:</text:p>
                  <text:list>
                    <text:list-item>
                      <text:p text:style-name="P9"><text:span text:style-name="T36">Global Scope:</text:span><text:span text:style-name="T11"> </text:span><text:span text:style-name="T14">E</text:span><text:span text:style-name="T11">lement</text:span><text:span text:style-name="T14">s</text:span><text:span text:style-name="T11"> in this scope can be accessed and modified anywhere within the program</text:span></text:p>
                    </text:list-item>
                    <text:list-item>
                      <text:p text:style-name="P9"><text:span text:style-name="T36">Local Scope:</text:span><text:span text:style-name="T11"> Elements in this scope can only be accessed and modified </text:span><text:span text:style-name="T14">within the </text:span><text:span text:style-name="T41">block</text:span><text:span text:style-name="T14"> they were </text:span><text:span text:style-name="T15">created </text:span><text:span text:style-name="T14">within, effectively </text:span><text:span text:style-name="T15">being </text:span><text:span text:style-name="T14">deleted when the code block finishes running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213523257291261" text:continue-numbering="true" text:style-name="L1">
        <text:list-item>
          <text:p text:style-name="P10">Flow Control</text:p>
          <text:list>
            <text:list-item>
              <text:p text:style-name="P11"><text:span text:style-name="T11">What </text:span><text:span text:style-name="T12">separates a </text:span><text:span text:style-name="T40">program</text:span><text:span text:style-name="T12"> from an </text:span><text:span text:style-name="T40">automaton</text:span><text:span text:style-name="T12">; the ability to make decisions on what to do next based </text:span><text:span text:style-name="T34">on the current state of the program</text:span><text:span text:style-name="T12">.</text:span></text:p>
            </text:list-item>
            <text:list-item>
              <text:p text:style-name="P12"><text:span text:style-name="T11">In Python, there are </text:span><text:span text:style-name="T28">3</text:span><text:span text:style-name="T11"> main methods of flow control:</text:span></text:p>
              <text:list>
                <text:list-item>
                  <text:p text:style-name="P16">Functions:</text:p>
                  <text:list>
                    <text:list-item>
                      <text:p text:style-name="P24">A named block of code, which can be called as a single statement after declaration</text:p>
                    </text:list-item>
                    <text:list-item>
                      <text:p text:style-name="P28"><text:span text:style-name="T36">In Python, these are </text:span><text:span text:style-name="T42">defined with the `</text:span><text:span text:style-name="T53">def</text:span><text:span text:style-name="T42">` statement, requiring </text:span><text:span text:style-name="T44">three</text:span><text:span text:style-name="T42"> components:</text:span></text:p>
                      <text:list>
                        <text:list-item>
                          <text:p text:style-name="P29"><text:span text:style-name="T36">The name that the function should have, </text:span><text:span text:style-name="T43">which </text:span><text:span text:style-name="T36">must abide by variable naming </text:span><text:span text:style-name="T43">rules</text:span></text:p>
                        </text:list-item>
                        <text:list-item>
                          <text:p text:style-name="P29"><text:span text:style-name="T36">A list of </text:span><text:span text:style-name="T6">named </text:span><text:span text:style-name="T3">arguments</text:span><text:span text:style-name="T36"> the function should take when called, allowing for variables to be passed to into the code block when it is called. </text:span><text:span text:style-name="T43">The name’s of these arguments must also abide by Python naming rules</text:span></text:p>
                        </text:list-item>
                        <text:list-item>
                          <text:p text:style-name="P31"><text:span text:style-name="T43">T</text:span><text:span text:style-name="T36">he block of code, which should be indented at least one level deeper than the function name and arguments prior.</text:span></text:p>
                        </text:list-item>
                        <text:list-item>
                          <text:p text:style-name="P24">An example function declaration, which takes two numbers as arguments</text:p>
                          <text:p text:style-name="P29"><text:span text:style-name="T50">&gt;&gt;&gt; def </text:span><text:span text:style-name="T54">add_together(a, b):<text:line-break/>&gt;&gt;&gt; <text:s text:c="4"/>print(f“The sum of {a} and {b} is {a + b}”)</text:span></text:p>
                        </text:list-item>
                      </text:list>
                    </text:list-item>
                    <text:list-item>
                      <text:p text:style-name="P24">The most common form of flow control, allowing common blocks of code to be re-used without a lot of copy-pasting</text:p>
                    </text:list-item>
                    <text:list-item>
                      <text:p text:style-name="P29"><text:span text:style-name="T36">Once declared, they can be called by their name, alongside any values you wi</text:span><text:span text:style-name="T46">s</text:span><text:span text:style-name="T36">h to pass to them</text:span><text:span text:style-name="T43">:</text:span></text:p>
                      <text:list>
                        <text:list-header>
                          <text:p text:style-name="P30"><text:span text:style-name="T50">&gt;&gt;&gt; </text:span><text:span text:style-name="T54">add_together(4, 5)<text:line-break/># The sum of 4 and 5 is 9<text:line-break/>&gt;&gt;&gt; add_together(1, 6)<text:line-break/># The sum of 1 and 6 is 7</text:span></text:p>
                        </text:list-header>
                      </text:list>
                    </text:list-item>
                    <text:list-item>
                      <text:p text:style-name="P38"><text:span text:style-name="T43">V</text:span><text:span text:style-name="T36">ariables declared within a function are </text:span><text:span text:style-name="T3">locally scoped</text:span><text:span text:style-name="T36"> within said function, </text:span>and will not be accessible outside of it (this is the <text:span text:style-name="T2">only</text:span> flow control structure that does this in Python)</text:p>
                      <text:list>
                        <text:list-header>
                          <text:p text:style-name="P75">&gt;&gt;&gt; def dummy_func():<text:line-break/>&gt;&gt;&gt; <text:s text:c="4"/>x = 1<text:line-break/>&gt;&gt;&gt; <text:s text:c="4"/>print(x)<text:line-break/>&gt;&gt;&gt; dummy_func()<text:line-break/># 1<text:line-break/>&gt;&gt;&gt; print(x)<text:line-break/># Traceback (most recent call last):</text:p>
                          <text:p text:style-name="P75"># <text:s text:c="2"/>File "&lt;stdin&gt;", line 1, in &lt;module&gt;<text:line-break/># NameError: name 'x' is not defined</text:p>
                        </text:list-header>
                      </text:list>
                    </text:list-item>
                    <text:list-item>
                      <text:p text:style-name="P40">Functions may also “return” a value, which can then be stored in a variable once the function completes. </text:p>
                      <text:list>
                        <text:list-header>
                          <text:p text:style-name="P80"><text:span text:style-name="T36">&gt;&gt;&gt; </text:span><text:span text:style-name="T47">def multiply_by_two(number):<text:line-break/>&gt;&gt;&gt; <text:s text:c="4"/>return 2*number<text:line-break/>&gt;&gt;&gt;<text:line-break/>&gt;&gt;&gt; x = multiply_by_two(4)<text:line-break/>&gt;&gt;&gt; print(x)<text:line-break/># 8</text:span></text:p>
                        </text:list-header>
                        <text:list-item>
                          <text:p text:style-name="P39"><text:soft-page-break/><text:span text:style-name="T3">Note; doing so immediately exi</text:span><text:span text:style-name="T7">ts</text:span><text:span text:style-name="T3"> the function!</text:span><text:span text:style-name="T36"><text:line-break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213522064567199" text:continue-numbering="true" text:style-name="L1">
        <text:list-item>
          <text:list>
            <text:list-item>
              <text:list>
                <text:list-item>
                  <text:p text:style-name="P17">Conditionals:</text:p>
                  <text:list>
                    <text:list-item>
                      <text:p text:style-name="P25">Allows for a block of code to be run only if certain conditions are met</text:p>
                    </text:list-item>
                    <text:list-item>
                      <text:p text:style-name="P12"><text:span text:style-name="T11">In Python, this is accomplish with the `</text:span><text:span text:style-name="T56">if</text:span><text:span text:style-name="T11">`, `</text:span><text:span text:style-name="T56">elif</text:span><text:span text:style-name="T11">`, and `</text:span><text:span text:style-name="T56">else</text:span><text:span text:style-name="T11">` statements:</text:span></text:p>
                      <text:list>
                        <text:list-item>
                          <text:p text:style-name="P12"><text:span text:style-name="T11">`</text:span><text:span text:style-name="T56">if</text:span><text:span text:style-name="T11">` </text:span><text:span text:style-name="T16">statements only run the code block they reference if their (boolean) condition is met:</text:span></text:p>
                          <text:list>
                            <text:list-header>
                              <text:p text:style-name="P81"><text:span text:style-name="T16">&gt;&gt;&gt; def does_a_exceed_b(a, b):<text:line-break/>&gt;&gt;&gt; <text:s text:c="4"/></text:span><text:span text:style-name="T19">print(“Function ‘does_a_exceed_b’ called”)</text:span><text:span text:style-name="T16"><text:line-break/>&gt;&gt;&gt;</text:span><text:span text:style-name="T18"> <text:s text:c="4"/></text:span><text:span text:style-name="T16">if a &gt; b:<text:line-break/></text:span><text:span text:style-name="T18">&gt;&gt;&gt; <text:s text:c="8"/></text:span><text:span text:style-name="T19">print(f“{a} exceeds {b}!”)</text:span></text:p>
                              <text:p text:style-name="P82"><text:span text:style-name="T16">&gt;&gt;&gt; <text:s text:c="4"/></text:span><text:span text:style-name="T19">print(f“a: {a}, b: {b}”)</text:span></text:p>
                              <text:p text:style-name="P76">&gt;&gt;&gt; </text:p>
                              <text:p text:style-name="P82"><text:span text:style-name="T16">&gt;&gt;&gt; </text:span><text:span text:style-name="T20">does_a_exceed_b(12, 10)<text:line-break/></text:span><text:span text:style-name="T21"># </text:span><text:span text:style-name="T19">Function ‘does_a_exceed_b’ called</text:span><text:span text:style-name="T21"><text:line-break/># 12</text:span><text:span text:style-name="T19"> exceeds </text:span><text:span text:style-name="T21">10</text:span><text:span text:style-name="T19">!<text:line-break/></text:span><text:span text:style-name="T21"># </text:span><text:span text:style-name="T19">a: </text:span><text:span text:style-name="T21">12</text:span><text:span text:style-name="T19">, b: </text:span><text:span text:style-name="T21">10</text:span><text:span text:style-name="T20"><text:line-break/></text:span><text:span text:style-name="T16">&gt;&gt;&gt; </text:span><text:span text:style-name="T20">does_a_exceed_b(3, 7)<text:line-break/></text:span><text:span text:style-name="T21"># </text:span><text:span text:style-name="T19">Function ‘does_a_exceed_b’ called<text:line-break/></text:span><text:span text:style-name="T21"># </text:span><text:span text:style-name="T19">a: </text:span><text:span text:style-name="T21">3</text:span><text:span text:style-name="T19">, b: </text:span><text:span text:style-name="T21">7</text:span></text:p>
                            </text:list-header>
                          </text:list>
                        </text:list-item>
                        <text:list-item>
                          <text:p text:style-name="P13"><text:span text:style-name="T11">`</text:span><text:span text:style-name="T56">elif</text:span><text:span text:style-name="T11">` statements allow for fallback check on </text:span><text:span text:style-name="T24">other conditional </text:span><text:span text:style-name="T11">statements; they will only attempt to run if the prior `</text:span><text:span text:style-name="T56">if</text:span><text:span text:style-name="T11">` or `</text:span><text:span text:style-name="T56">elif</text:span><text:span text:style-name="T11">` statement did not: </text:span></text:p>
                          <text:list>
                            <text:list-header>
                              <text:p text:style-name="P83"><text:span text:style-name="T16">&gt;&gt;&gt; def does_a_exceed_b(a, b):<text:line-break/>&gt;&gt;&gt; <text:s text:c="4"/></text:span><text:span text:style-name="T19">print(“Function ‘does_a_exceed_b’ called”)</text:span><text:span text:style-name="T16"><text:line-break/>&gt;&gt;&gt;</text:span><text:span text:style-name="T18"> <text:s text:c="4"/></text:span><text:span text:style-name="T16">if a &gt; b:<text:line-break/></text:span><text:span text:style-name="T18">&gt;&gt;&gt; <text:s text:c="8"/></text:span><text:span text:style-name="T19">print(f“{a} exceeds {b}!”)<text:line-break/></text:span><text:span text:style-name="T16">&gt;&gt;&gt;</text:span><text:span text:style-name="T18"> <text:s text:c="4"/></text:span><text:span text:style-name="T22">el</text:span><text:span text:style-name="T16">if a &lt; b:<text:line-break/></text:span><text:span text:style-name="T18">&gt;&gt;&gt; <text:s text:c="8"/></text:span><text:span text:style-name="T19">print(f“{a} </text:span><text:span text:style-name="T22">does not </text:span><text:span text:style-name="T19">exceed {b}!”)</text:span></text:p>
                              <text:p text:style-name="P83"><text:span text:style-name="T16">&gt;&gt;&gt; <text:s text:c="4"/></text:span><text:span text:style-name="T19">print(f“a: {a}, b: {b}”)</text:span></text:p>
                              <text:p text:style-name="P77">&gt;&gt;&gt; </text:p>
                              <text:p text:style-name="P83"><text:span text:style-name="T16">&gt;&gt;&gt; </text:span><text:span text:style-name="T20">does_a_exceed_b(12, 10)<text:line-break/></text:span><text:span text:style-name="T21"># </text:span><text:span text:style-name="T19">Function ‘does_a_exceed_b’ called</text:span><text:span text:style-name="T21"><text:line-break/># 12</text:span><text:span text:style-name="T19"> exceeds </text:span><text:span text:style-name="T21">10</text:span><text:span text:style-name="T19">!<text:line-break/></text:span><text:span text:style-name="T21"># </text:span><text:span text:style-name="T19">a: </text:span><text:span text:style-name="T21">12</text:span><text:span text:style-name="T19">, b: </text:span><text:span text:style-name="T21">10</text:span><text:span text:style-name="T20"><text:line-break/></text:span><text:span text:style-name="T16">&gt;&gt;&gt; </text:span><text:span text:style-name="T20">does_a_exceed_b(3, 7)<text:line-break/></text:span><text:span text:style-name="T21"># </text:span><text:span text:style-name="T19">Function ‘does_a_exceed_b’ called<text:line-break/></text:span><text:span text:style-name="T22"># 3</text:span><text:span text:style-name="T19"> </text:span><text:span text:style-name="T22">does not </text:span><text:span text:style-name="T19">exceed </text:span><text:span text:style-name="T22">7</text:span><text:span text:style-name="T19">!<text:line-break/></text:span><text:span text:style-name="T21"># </text:span><text:span text:style-name="T19">a: </text:span><text:span text:style-name="T21">3</text:span><text:span text:style-name="T19">, b: </text:span><text:span text:style-name="T21">7<text:line-break/></text:span><text:span text:style-name="T16">&gt;&gt;&gt; </text:span><text:span text:style-name="T20">does_a_exceed_b(</text:span><text:span text:style-name="T22">4</text:span><text:span text:style-name="T20">, </text:span><text:span text:style-name="T22">4</text:span><text:span text:style-name="T20">)<text:line-break/></text:span><text:span text:style-name="T21"># </text:span><text:span text:style-name="T19">Function ‘does_a_exceed_b’ called<text:line-break/></text:span><text:span text:style-name="T21"># </text:span><text:span text:style-name="T19">a: </text:span><text:span text:style-name="T23">4</text:span><text:span text:style-name="T19">, b: </text:span><text:span text:style-name="T23">4</text:span></text:p>
                            </text:list-header>
                          </text:list>
                        </text:list-item>
                        <text:list-item>
                          <text:p text:style-name="P58"><text:span text:style-name="T23">`</text:span><text:span text:style-name="T56">else</text:span><text:span text:style-name="T11">` statements allow for a universal fallback, </text:span><text:span text:style-name="T25">and will only run if the chain of </text:span><text:span text:style-name="T11">`</text:span><text:span text:style-name="T56">if</text:span><text:span text:style-name="T11">` and `</text:span><text:span text:style-name="T56">elif</text:span><text:span text:style-name="T11">` </text:span><text:span text:style-name="T25">statements it is paired with do not run.</text:span></text:p>
                          <text:list>
                            <text:list-header>
                              <text:p text:style-name="P84"><text:soft-page-break/><text:span text:style-name="T16">&gt;&gt;&gt; def does_a_exceed_b(a, b):<text:line-break/>&gt;&gt;&gt; <text:s text:c="4"/></text:span><text:span text:style-name="T19">print(“Function ‘does_a_exceed_b’ called”)</text:span><text:span text:style-name="T16"><text:line-break/>&gt;&gt;&gt;</text:span><text:span text:style-name="T18"> <text:s text:c="4"/></text:span><text:span text:style-name="T16">if a &gt; b:<text:line-break/></text:span><text:span text:style-name="T18">&gt;&gt;&gt; <text:s text:c="8"/></text:span><text:span text:style-name="T19">print(f“{a} exceeds {b}!”)<text:line-break/></text:span><text:span text:style-name="T16">&gt;&gt;&gt;</text:span><text:span text:style-name="T18"> <text:s text:c="4"/></text:span><text:span text:style-name="T22">el</text:span><text:span text:style-name="T16">if a &lt; b:<text:line-break/></text:span><text:span text:style-name="T18">&gt;&gt;&gt; <text:s text:c="8"/></text:span><text:span text:style-name="T19">print(f“{a} </text:span><text:span text:style-name="T22">does not </text:span><text:span text:style-name="T19">exceed {b}!”)<text:line-break/>&gt;&gt;&gt; <text:s text:c="4"/></text:span><text:span text:style-name="T26">else:<text:line-break/>&gt;&gt;&gt; <text:s text:c="8"/></text:span><text:span text:style-name="T19">print(f“{a} </text:span><text:span text:style-name="T26">is equal to </text:span><text:span text:style-name="T19">{b}!”)</text:span></text:p>
                              <text:p text:style-name="P84"><text:span text:style-name="T16">&gt;&gt;&gt; <text:s text:c="4"/></text:span><text:span text:style-name="T19">print(f“a: {a}, b: {b}”)</text:span></text:p>
                              <text:p text:style-name="P84"><text:span text:style-name="T16">&gt;&gt;&gt;<text:line-break/>&gt;&gt;&gt; </text:span><text:span text:style-name="T20">does_a_exceed_b(12, 10)<text:line-break/></text:span><text:span text:style-name="T21"># </text:span><text:span text:style-name="T19">Function ‘does_a_exceed_b’ called</text:span><text:span text:style-name="T21"><text:line-break/># 12</text:span><text:span text:style-name="T19"> exceeds </text:span><text:span text:style-name="T21">10</text:span><text:span text:style-name="T19">!<text:line-break/></text:span><text:span text:style-name="T21"># </text:span><text:span text:style-name="T19">a: </text:span><text:span text:style-name="T21">12</text:span><text:span text:style-name="T19">, b: </text:span><text:span text:style-name="T21">10</text:span><text:span text:style-name="T20"><text:line-break/></text:span><text:span text:style-name="T16">&gt;&gt;&gt; </text:span><text:span text:style-name="T20">does_a_exceed_b(3, 7)<text:line-break/></text:span><text:span text:style-name="T21"># </text:span><text:span text:style-name="T19">Function ‘does_a_exceed_b’ called<text:line-break/></text:span><text:span text:style-name="T22"># 3</text:span><text:span text:style-name="T19"> </text:span><text:span text:style-name="T22">does not </text:span><text:span text:style-name="T19">exceed </text:span><text:span text:style-name="T22">7</text:span><text:span text:style-name="T19">!<text:line-break/></text:span><text:span text:style-name="T21"># </text:span><text:span text:style-name="T19">a: </text:span><text:span text:style-name="T21">3</text:span><text:span text:style-name="T19">, b: </text:span><text:span text:style-name="T21">7<text:line-break/></text:span><text:span text:style-name="T16">&gt;&gt;&gt; </text:span><text:span text:style-name="T20">does_a_exceed_b(</text:span><text:span text:style-name="T22">4</text:span><text:span text:style-name="T20">, </text:span><text:span text:style-name="T22">4</text:span><text:span text:style-name="T20">)<text:line-break/></text:span><text:span text:style-name="T21"># </text:span><text:span text:style-name="T19">Function ‘does_a_exceed_b’ called<text:line-break/></text:span><text:span text:style-name="T22"># </text:span><text:span text:style-name="T26">4 is equal to 4</text:span><text:span text:style-name="T19">!<text:line-break/></text:span><text:span text:style-name="T21"># </text:span><text:span text:style-name="T19">a: </text:span><text:span text:style-name="T23">4</text:span><text:span text:style-name="T19">, b: </text:span><text:span text:style-name="T23">4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213522958269736" text:continue-numbering="true" text:style-name="L1">
        <text:list-item>
          <text:list>
            <text:list-item>
              <text:list>
                <text:list-item>
                  <text:p text:style-name="P59"><text:span text:style-name="T45">L</text:span><text:span text:style-name="T36">oops</text:span></text:p>
                  <text:list>
                    <text:list-item>
                      <text:p text:style-name="P41">Repeats a block of code until some condition is met</text:p>
                    </text:list-item>
                    <text:list-item>
                      <text:p text:style-name="P60"><text:span text:style-name="T11">In Python, </text:span><text:span text:style-name="T27">two types of loop exist: `</text:span><text:span text:style-name="T57">while</text:span><text:span text:style-name="T27">` and `</text:span><text:span text:style-name="T57">for</text:span><text:span text:style-name="T27">`</text:span></text:p>
                      <text:list>
                        <text:list-item>
                          <text:p text:style-name="P61"><text:span text:style-name="T27">`</text:span><text:span text:style-name="T56">while</text:span><text:span text:style-name="T11">` loops: </text:span></text:p>
                          <text:list>
                            <text:list-item>
                              <text:p text:style-name="P62"><text:span text:style-name="T29">W</text:span><text:span text:style-name="T11">ill repeat their code block until some condition fails to be met, and is declared similar to an `</text:span><text:span text:style-name="T56">if</text:span><text:span text:style-name="T11">` statement:</text:span><text:span text:style-name="T58"><text:line-break/>&gt;&gt;&gt; </text:span><text:span text:style-name="T62">def while_demo(cutoff):<text:line-break/>&gt;&gt;&gt; <text:s text:c="4"/></text:span><text:span text:style-name="T58">i = 0</text:span><text:span text:style-name="T62"><text:line-break/>&gt;&gt;&gt; <text:s text:c="4"/>print(“</text:span><text:span text:style-name="T64">starting</text:span><text:span text:style-name="T62">”)<text:line-break/>&gt;&gt;&gt; <text:s text:c="4"/></text:span><text:span text:style-name="T66"># Loops can exist outside functions as well</text:span><text:span text:style-name="T62"><text:line-break/>&gt;&gt;&gt; <text:s text:c="4"/></text:span><text:span text:style-name="T58">while i &lt;</text:span><text:span text:style-name="T59">=</text:span><text:span text:style-name="T58"> </text:span><text:span text:style-name="T62">cutoff</text:span><text:span text:style-name="T58">:<text:line-break/>&gt;&gt;&gt; <text:s text:c="8"/>i += 1<text:line-break/>&gt;&gt;&gt; <text:s text:c="8"/>print(i)<text:line-break/>&gt;&gt;&gt; <text:s text:c="4"/></text:span><text:span text:style-name="T62">print(“done”)</text:span><text:span text:style-name="T56"><text:line-break/>&gt;&gt;&gt; </text:span><text:span text:style-name="T62">while_demo(3)</text:span><text:span text:style-name="T58"><text:line-break/></text:span><text:span text:style-name="T64"># starting</text:span><text:span text:style-name="T58"><text:line-break/># </text:span><text:span text:style-name="T61">1</text:span><text:span text:style-name="T58"><text:line-break/># </text:span><text:span text:style-name="T61">2</text:span><text:span text:style-name="T58"><text:line-break/># </text:span><text:span text:style-name="T61">3</text:span><text:span text:style-name="T58"><text:line-break/></text:span><text:span text:style-name="T60"># </text:span><text:span text:style-name="T61">4<text:line-break/></text:span><text:span text:style-name="T62"># done</text:span></text:p>
                            </text:list-item>
                            <text:list-item>
                              <text:p text:style-name="P64"><text:span text:style-name="T29">T</text:span><text:span text:style-name="T11">he condition is </text:span><text:span text:style-name="T29">checked at the beginning of a loop’s </text:span><text:span text:style-name="T11">cycle, </text:span><text:span text:style-name="T29">and will not be checked again until the full cycle completes (hence `</text:span><text:span text:style-name="T62">4</text:span><text:span text:style-name="T29">` being printed prior)</text:span></text:p>
                            </text:list-item>
                            <text:list-item>
                              <text:p text:style-name="P65"><text:span text:style-name="T30">A `</text:span><text:span text:style-name="T64">while</text:span><text:span text:style-name="T30">`</text:span><text:span text:style-name="T11"> loop will not be entered if the condition is </text:span><text:span text:style-name="T30">already </text:span><text:span text:style-name="T11">false when it is encountered:<text:line-break/></text:span><text:span text:style-name="T63">&gt;&gt;&gt; </text:span><text:span text:style-name="T56">while_demo(-1)<text:line-break/># </text:span><text:span text:style-name="T64">starting</text:span><text:span text:style-name="T56"><text:line-break/></text:span><text:span text:style-name="T64"># done</text:span></text:p>
                            </text:list-item>
                          </text:list>
                        </text:list-item>
                        <text:list-item>
                          <text:p text:style-name="P63"><text:span text:style-name="T11">`</text:span><text:span text:style-name="T56">for</text:span><text:span text:style-name="T11">` loops, on the other hand, will repeat once for every element in a </text:span><text:span text:style-name="T36">iterable</text:span><text:span text:style-name="T11">:</text:span></text:p>
                          <text:list>
                            <text:list-item>
                              <text:p text:style-name="P63"><text:span text:style-name="T32">Require a </text:span><text:span text:style-name="T48">collection</text:span><text:span text:style-name="T11"> </text:span><text:span text:style-name="T32">of values:</text:span></text:p>
                              <text:list>
                                <text:list-item>
                                  <text:p text:style-name="P63"><text:span text:style-name="T11">The simplest of these is a </text:span><text:span text:style-name="T36">list</text:span><text:span text:style-name="T11">, which is simply an ordered list of elements that can be walked through, one by one. They can be declared using square brackets `</text:span><text:span text:style-name="T56">[]</text:span><text:span text:style-name="T11">`, <text:s/>like so:</text:span></text:p>
                                  <text:p text:style-name="P78">&gt;&gt;&gt; number_list = [1, 2, 3]<text:line-break/>&gt;&gt;&gt; print(number_list)<text:line-break/>&gt;&gt;&gt; [1, 2, 3]</text:p>
                                </text:list-item>
                                <text:list-item>
                                  <text:p text:style-name="P63"><text:span text:style-name="T11">Once lists are initiated, they can have elements added to them using the `</text:span><text:span text:style-name="T56">append</text:span><text:span text:style-name="T11">` function:</text:span></text:p>
                                  <text:p text:style-name="P78">&gt;&gt;&gt; number_list.append(4)<text:line-break/>&gt;&gt;&gt; print(number_list)<text:line-break/>&gt;&gt;&gt; [1, 2, 3, 4]</text:p>
                                </text:list-item>
                                <text:list-item>
                                  <text:p text:style-name="P66"><text:span text:style-name="T11">Elements can be removed from a list </text:span><text:span text:style-name="T31">with the `</text:span><text:span text:style-name="T65">remove</text:span><text:span text:style-name="T31">` function:<text:line-break/></text:span><text:span text:style-name="T63">&gt;&gt;&gt; number_list.</text:span><text:span text:style-name="T65">remove</text:span><text:span text:style-name="T63">(</text:span><text:span text:style-name="T65">2</text:span><text:span text:style-name="T63">)<text:line-break/></text:span><text:soft-page-break/><text:span text:style-name="T63">&gt;&gt;&gt; print(number_list)<text:line-break/>&gt;&gt;&gt; [1, 3, 4]</text:span></text:p>
                                </text:list-item>
                              </text:list>
                            </text:list-item>
                            <text:list-item>
                              <text:p text:style-name="P67"><text:span text:style-name="T11">For loops will run once per element in the provided iterable, and are declared like so:<text:line-break/></text:span><text:span text:style-name="T58">&gt;&gt;&gt; </text:span><text:span text:style-name="T62">def </text:span><text:span text:style-name="T56">for</text:span><text:span text:style-name="T62">_demo(</text:span><text:span text:style-name="T56">iter</text:span><text:span text:style-name="T62">):<text:line-break/>&gt;&gt;&gt; <text:s text:c="4"/>print(“</text:span><text:span text:style-name="T64">starting</text:span><text:span text:style-name="T62">”)<text:line-break/>&gt;&gt;&gt; <text:s text:c="4"/></text:span><text:span text:style-name="T56">for</text:span><text:span text:style-name="T58"> </text:span><text:span text:style-name="T56">i in iter</text:span><text:span text:style-name="T58">:<text:line-break/>&gt;&gt;&gt; <text:s text:c="8"/>print(i)<text:line-break/>&gt;&gt;&gt; <text:s text:c="4"/></text:span><text:span text:style-name="T62">print(“done”)</text:span><text:span text:style-name="T63"><text:line-break/>&gt;&gt;&gt; </text:span><text:span text:style-name="T62">while_demo(</text:span><text:span text:style-name="T67">number_list</text:span><text:span text:style-name="T62">)</text:span><text:span text:style-name="T11"> <text:line-break/></text:span><text:span text:style-name="T67"># starting<text:line-break/># 1<text:line-break/># 3<text:line-break/># 4<text:line-break/># done</text:span></text:p>
                            </text:list-item>
                            <text:list-item>
                              <text:p text:style-name="P69"><text:span text:style-name="T11">If we just want to run something a specific number of times, we can instead use the `</text:span><text:span text:style-name="T56">range</text:span><text:span text:style-name="T11">` iterable (which just provides a list of numbers between 0 and provided number, exclusive):<text:line-break/></text:span><text:span text:style-name="T56">&gt;&gt;&gt; int i = 0<text:line-break/>&gt;&gt;&gt; for n in range(5):<text:line-break/>&gt;&gt;&gt; <text:s text:c="4"/>i += n<text:line-break/>&gt;&gt;&gt; <text:s text:c="4"/>print(i)<text:line-break/># 0<text:line-break/># 1<text:line-break/># 3<text:line-break/># 6<text:line-break/># 10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<text:span text:style-name="T11">Loops can be prematurely terminated </text:span><text:span text:style-name="T36">regardless</text:span><text:span text:style-name="T11"> of the current </text:span><text:span text:style-name="T33">state of the loop using </text:span><text:span text:style-name="T11">the `</text:span><text:span text:style-name="T56">break</text:span><text:span text:style-name="T11">` statement:</text:span></text:p>
                      <text:list>
                        <text:list-header>
                          <text:p text:style-name="P68"><text:span text:style-name="T58">&gt;&gt;&gt; </text:span><text:span text:style-name="T68">def break_demo(start, increment, end):<text:line-break/>&gt;&gt;&gt; <text:s text:c="4"/>i = start<text:line-break/>&gt;&gt;&gt; <text:s text:c="4"/>// </text:span><text:span text:style-name="T69">Run 3 times, ending early if we pass our endpoint</text:span><text:span text:style-name="T68"><text:line-break/>&gt;&gt;&gt; <text:s text:c="4"/>for n in range(</text:span><text:span text:style-name="T69">3</text:span><text:span text:style-name="T68">):<text:line-break/>&gt;&gt;&gt; <text:s text:c="9"/>print(i)<text:line-break/>&gt;&gt;&gt; <text:s text:c="9"/>if i &gt;</text:span><text:span text:style-name="T69">=</text:span><text:span text:style-name="T68"> </text:span><text:span text:style-name="T69">end</text:span><text:span text:style-name="T68">:<text:line-break/>&gt;&gt;&gt; <text:s text:c="13"/>print(</text:span><text:span text:style-name="T69">f</text:span><text:span text:style-name="T68">“</text:span><text:span text:style-name="T69">Hit endpoint w/ value {i}</text:span><text:span text:style-name="T68">”)<text:line-break/>&gt;&gt;&gt; <text:s text:c="13"/>break<text:line-break/>&gt;&gt;&gt; <text:s text:c="9"/>i += increment<text:line-break/>&gt;&gt;&gt; <text:line-break/>&gt;&gt;&gt; </text:span><text:span text:style-name="T69">break_demo(1,1,10)<text:line-break/># 1<text:line-break/># 2<text:line-break/># 3<text:line-break/></text:span><text:soft-page-break/><text:span text:style-name="T68">&gt;&gt;&gt; </text:span><text:span text:style-name="T69">break_demo(0,20,10)<text:line-break/># 0<text:line-break/># Hit endpoint w/ value 20</text:span></text:p>
                        </text:list-header>
                      </text:list>
                    </text:list-item>
                    <text:list-item>
                      <text:p text:style-name="P71"><text:span text:style-name="T11">Similarly, a single cycle of a loop can be skipped early using the `</text:span><text:span text:style-name="T56">continue</text:span><text:span text:style-name="T11">` statement</text:span></text:p>
                      <text:list>
                        <text:list-header>
                          <text:p text:style-name="P72"><text:span text:style-name="T58">&gt;&gt;&gt; </text:span><text:span text:style-name="T68">def </text:span><text:span text:style-name="T56">continue</text:span><text:span text:style-name="T68">_demo(</text:span><text:span text:style-name="T56">values</text:span><text:span text:style-name="T68">):<text:line-break/>&gt;&gt;&gt; <text:s text:c="4"/></text:span><text:span text:style-name="T70">print(“Iterating through values”)</text:span><text:span text:style-name="T68"><text:line-break/>&gt;&gt;&gt; <text:s text:c="4"/>// </text:span><text:span text:style-name="T56">Cycle through each value, </text:span><text:span text:style-name="T70">only printing ”Nice” under certain circumstances</text:span><text:span text:style-name="T68"><text:line-break/>&gt;&gt;&gt; <text:s text:c="4"/>for </text:span><text:span text:style-name="T56">val</text:span><text:span text:style-name="T68"> in </text:span><text:span text:style-name="T56">values</text:span><text:span text:style-name="T68">:<text:line-break/>&gt;&gt;&gt; <text:s text:c="9"/></text:span><text:span text:style-name="T70">print(</text:span><text:span text:style-name="T71">v</text:span><text:span text:style-name="T70">al)</text:span><text:span text:style-name="T68"><text:line-break/>&gt;&gt;&gt; <text:s text:c="9"/></text:span><text:span text:style-name="T70">if val != 69:<text:line-break/>&gt;&gt;&gt; <text:s text:c="13"/>continue<text:line-break/>&gt;&gt;&gt; <text:s text:c="9"/>print(“Nice”)</text:span><text:span text:style-name="T68"><text:line-break/>&gt;&gt;&gt; <text:line-break/>&gt;&gt;&gt; </text:span><text:span text:style-name="T71">continue</text:span><text:span text:style-name="T69">_demo(</text:span><text:span text:style-name="T71">[</text:span><text:span text:style-name="T69">1,</text:span><text:span text:style-name="T71">2</text:span><text:span text:style-name="T69">,</text:span><text:span text:style-name="T71">3]</text:span><text:span text:style-name="T69">)<text:line-break/># 1<text:line-break/># 2<text:line-break/># 3<text:line-break/></text:span><text:span text:style-name="T68">&gt;&gt;&gt; </text:span><text:span text:style-name="T71">continue</text:span><text:span text:style-name="T69">_demo(</text:span><text:span text:style-name="T71">[68</text:span><text:span text:style-name="T69">,</text:span><text:span text:style-name="T71">69</text:span><text:span text:style-name="T69">,</text:span><text:span text:style-name="T71">70]</text:span><text:span text:style-name="T69">)<text:line-break/># </text:span><text:span text:style-name="T71">68</text:span><text:span text:style-name="T69"><text:line-break/># </text:span><text:span text:style-name="T71">69<text:line-break/># Nice</text:span><text:span text:style-name="T69"><text:line-break/># </text:span><text:span text:style-name="T71">70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213522587694414" text:continue-numbering="true" text:style-name="L1">
        <text:list-item>
          <text:p text:style-name="P73">Putting it all Together</text:p>
          <text:list>
            <text:list-item>
              <text:p text:style-name="P42">Let’s put these tools to use, creating a program which can do the following:</text:p>
              <text:list>
                <text:list-item>
                  <text:p text:style-name="P42">Greet the user</text:p>
                </text:list-item>
                <text:list-item>
                  <text:p text:style-name="P42"><text:span text:style-name="T84">Request</text:span><text:span text:style-name="T81"> </text:span><text:span text:style-name="T88">and collect </text:span><text:span text:style-name="T81">numbers from </text:span>the user until<text:span text:style-name="T80">:</text:span></text:p>
                  <text:list>
                    <text:list-item>
                      <text:p text:style-name="P43">The sum of all <text:span text:style-name="T89">absolute values </text:span>exceeds 100 <text:span text:style-name="T91">(this should notify the user)</text:span>, <text:span text:style-name="T89">or</text:span></text:p>
                    </text:list-item>
                    <text:list-item>
                      <text:p text:style-name="P45">The user enters “done” into the console</text:p>
                    </text:list-item>
                  </text:list>
                </text:list-item>
                <text:list-item>
                  <text:p text:style-name="P46">Once <text:span text:style-name="T82">the prior is completed</text:span>, calculate <text:span text:style-name="T83">and report</text:span> <text:span text:style-name="T83">to the user </text:span>the following for <text:span text:style-name="T83">each </text:span><text:span text:style-name="T82">collected number</text:span></text:p>
                  <text:list>
                    <text:list-item>
                      <text:p text:style-name="P47">The value of the number plus 2</text:p>
                    </text:list-item>
                    <text:list-item>
                      <text:p text:style-name="P47">The value of the number subtract 2</text:p>
                    </text:list-item>
                    <text:list-item>
                      <text:p text:style-name="P48">The <text:span text:style-name="T90">cumulative </text:span>product of all numbers <text:span text:style-name="T90">up to (and including) the current number</text:span></text:p>
                    </text:list-item>
                  </text:list>
                </text:list-item>
                <text:list-item>
                  <text:p text:style-name="P49">Stop reporting values if the <text:span text:style-name="T96">product</text:span> mentioned prior ever exceeds 100; this should notify the user <text:span text:style-name="T85">if </text:span>this <text:span text:style-name="T85">occurs</text:span></text:p>
                </text:list-item>
              </text:list>
            </text:list-item>
            <text:list-item>
              <text:p text:style-name="P50">Again, <text:span text:style-name="T85">let’s break it down into pieces and work through them one by one </text:span><text:span text:style-name="T86">(we’ll call the file “ProceduralPython.py” for this </text:span><text:span text:style-name="T87">example</text:span><text:span text:style-name="T86">)</text:span><text:span text:style-name="T85">:</text:span></text:p>
              <text:list>
                <text:list-item>
                  <text:p text:style-name="P74">Greet the user:</text:p>
                  <text:list>
                    <text:list-item>
                      <text:p text:style-name="P51">We’ll just re-use our `print` code from last lesson for this:<text:line-break/><text:span text:style-name="T55">~ print(“Welcome to ProceduralPython.py”)</text:span></text:p>
                    </text:list-item>
                  </text:list>
                </text:list-item>
                <text:list-item>
                  <text:p text:style-name="P74">Request <text:span text:style-name="T88">and collect </text:span>numbers until <text:span text:style-name="T89">the sum of all absolute values exceeds 100</text:span>...:</text:p>
                  <text:list>
                    <text:list-item>
                      <text:p text:style-name="P52">This is a rather complex request; let’s first set up what variables we’ll need to work with:</text:p>
                      <text:list>
                        <text:list-item>
                          <text:p text:style-name="P44">First, let’s declare a list to actually keep track of all our elements:<text:line-break/><text:span text:style-name="T72">~ collected_numbers = []</text:span></text:p>
                        </text:list-item>
                        <text:list-item>
                          <text:p text:style-name="P48">We’ll also want a variable to store the sum of all numbers up to this point<text:line-break/><text:span text:style-name="T49">~ current_sum = 0</text:span></text:p>
                        </text:list-item>
                      </text:list>
                    </text:list-item>
                    <text:list-item>
                      <text:p text:style-name="P52">Now we can declare the actual loop, which will run until our sum exceeds 100</text:p>
                      <text:p text:style-name="P79">~ while (current_sum &lt;<text:span text:style-name="T94">=</text:span> 100):</text:p>
                    </text:list-item>
                    <text:list-item>
                      <text:p text:style-name="P53">We then need to collect the user’s input: let’s just re-purpose our `<text:span text:style-name="T49">input</text:span>` code here<text:line-break/><text:span text:style-name="T49">~ <text:s text:c="4"/>new_val = input(“Please enter a number, or ‘done’ to finish: ”)</text:span></text:p>
                    </text:list-item>
                    <text:list-item>
                      <text:p text:style-name="P53">Now we need to update `current_sum` with our <text:span text:style-name="T2">absolute value</text:span>. As this value changes depending on the whether the submitted value is positive or not, this is actually two statements, split by an `<text:span text:style-name="T49">if-else</text:span>`</text:p>
                      <text:list>
                        <text:list-item>
                          <text:p text:style-name="P53">First, if the value is negative, add the value multiplied by -1 <text:span text:style-name="T93">(i.e. a subtraction)</text:span>:<text:line-break/><text:span text:style-name="T49">~ <text:s text:c="4"/>if </text:span><text:span text:style-name="T73">new_val &lt; 0:<text:line-break/>~ <text:s text:c="8"/>current_sum -= new_val</text:span></text:p>
                        </text:list-item>
                        <text:list-item>
                          <text:p text:style-name="P54"><text:span text:style-name="T92">O</text:span>therwise, simply add the number as-is:<text:line-break/><text:span text:style-name="T74">~ <text:s text:c="4"/></text:span><text:span text:style-name="T49">else:<text:line-break/>~ <text:s text:c="8"/>current_sum += new_val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4">… or until the user enters “done”</text:p>
                  <text:list>
                    <text:list-item>
                      <text:p text:style-name="P55">This is as simple as adding another boolean check, immediately before changing current sum, which breaks the loop if the value is equal to `done`:<text:line-break/><text:span text:style-name="T74">~ <text:s text:c="4"/>if </text:span><text:span text:style-name="T73">new_val </text:span><text:span text:style-name="T49">==</text:span><text:span text:style-name="T73"> “</text:span><text:span text:style-name="T49">done</text:span><text:span text:style-name="T73">”:<text:line-break/></text:span><text:span text:style-name="T49">~ <text:s text:c="8"/>break</text:span></text:p>
                    </text:list-item>
                  </text:list>
                </text:list-item>
                <text:list-item>
                  <text:p text:style-name="P74">Calculate and report the following…</text:p>
                  <text:list>
                    <text:list-item>
                      <text:p text:style-name="P55"><text:soft-page-break/>As we will want to do this many times, let’s place these statements within a function for easy <text:span text:style-name="T95">re-</text:span>use:<text:line-break/><text:span text:style-name="T49">~ def describe_number(number, </text:span><text:span text:style-name="T76">prior_multi</text:span><text:span text:style-name="T49">):</text:span></text:p>
                    </text:list-item>
                  </text:list>
                </text:list-item>
                <text:list-item>
                  <text:p text:style-name="P74">- The value of the number, plus 2</text:p>
                  <text:list>
                    <text:list-item>
                      <text:p text:style-name="P56">Placing this within the function declared prior:<text:line-break/><text:span text:style-name="T49">~ <text:s text:c="3"/>print(f”Value +2: {number + 2}”)</text:span></text:p>
                    </text:list-item>
                  </text:list>
                </text:list-item>
                <text:list-item>
                  <text:p text:style-name="P74">- The value of the number, subtract 2</text:p>
                  <text:list>
                    <text:list-item>
                      <text:p text:style-name="P57">Likewise:<text:line-break/><text:span text:style-name="T75">~ <text:s text:c="3"/>print(f”Value +2: {number - 2}”)</text:span></text:p>
                    </text:list-item>
                  </text:list>
                </text:list-item>
                <text:list-item>
                  <text:p text:style-name="P74">- The cumulative product of all numbers up to (and including) the current number</text:p>
                  <text:list>
                    <text:list-item>
                      <text:p text:style-name="P57">As we’ll need to use this to update our current multiplicand, lets return the result here using `<text:span text:style-name="T49">prior</text:span>`:<text:line-break/><text:span text:style-name="T75">~ <text:s text:c="3"/></text:span><text:span text:style-name="T49">return </text:span><text:span text:style-name="T75">number * </text:span><text:span text:style-name="T49">prior</text:span></text:p>
                    </text:list-item>
                  </text:list>
                </text:list-item>
                <text:list-item>
                  <text:p text:style-name="P74">… for each collected number</text:p>
                  <text:list>
                    <text:list-item>
                      <text:p text:style-name="P57">This is perfect for a `for` loop, using the list of collected numbers as our iterable, and the function we declared to keep things simple:<text:line-break/><text:span text:style-name="T75">~ </text:span><text:span text:style-name="T49">multiplicand = 1</text:span><text:span text:style-name="T75"><text:line-break/></text:span><text:span text:style-name="T49">~ for n in collected_numbers:<text:line-break/>~ <text:s text:c="4"/>multiplicand = describe_number(n, multiplicand)<text:line-break/>~ <text:s text:c="4"/>print(f“Cumulative product: {multiplicand}”)</text:span></text:p>
                    </text:list-item>
                  </text:list>
                </text:list-item>
                <text:list-item>
                  <text:p text:style-name="P74">Stop reporting values if the <text:span text:style-name="T96">product</text:span> ever exceeds 100…</text:p>
                  <text:list>
                    <text:list-item>
                      <text:p text:style-name="P57">Another perfect use for our `<text:span text:style-name="T49">break</text:span>` statement<text:line-break/><text:span text:style-name="T75">~ <text:s text:c="4"/></text:span><text:span text:style-name="T49">if multiplicand &gt; 100:<text:line-break/>~ <text:s text:c="8"/>break</text:span></text:p>
                    </text:list-item>
                  </text:list>
                </text:list-item>
                <text:list-item>
                  <text:p text:style-name="P74">… this should notify the user if this occurs</text:p>
                  <text:list>
                    <text:list-item>
                      <text:p text:style-name="P57">The quick addition of a `print` should do this for us!<text:line-break/><text:span text:style-name="T75">~ <text:s text:c="4"/></text:span><text:span text:style-name="T49">if multiplicand &gt; 100:<text:line-break/>~ <text:s text:c="8"/>print(“Multiplicand exceeded 100, ending early”)<text:line-break/>~ <text:s text:c="8"/>break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7T14:16:10.217996467</meta:creation-date>
    <dc:date>2022-03-09T15:40:06.304158945</dc:date>
    <meta:editing-duration>P1DT7H53M49S</meta:editing-duration>
    <meta:editing-cycles>76</meta:editing-cycles>
    <meta:generator>LibreOffice/7.2.5.2$Linux_X86_64 LibreOffice_project/499f9727c189e6ef3471021d6132d4c694f357e5</meta:generator>
    <meta:document-statistic meta:table-count="0" meta:image-count="0" meta:object-count="0" meta:page-count="10" meta:paragraph-count="123" meta:word-count="2148" meta:character-count="12214" meta:non-whitespace-character-count="9915"/>
  </office:meta>
</office:document-meta>
</file>